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Interview prep: Read thessi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Interview prep: Ansers to questions</text:p>
          </table:table-cell>
          <table:covered-table-cell table:number-columns-repeated="6"/>
          <table:table-cell table:style-name="ce12" table:number-columns-repeated="7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Email Sandy re:LPX use</text:p>
          </table:table-cell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2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2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Default" office:value-type="string" calcext:value-type="string">
            <text:p>23rd: https://iframe.recruitmentplatform.com/met_office/external/details.html?nPostingID=1376&amp;nPostingTargetID=2310&amp;option=52&amp;sort=DESC&amp;respnr=2&amp;ID=Q5JFK026203F3VBQB79LO8NXG&amp;Resultsperpage=10&amp;lg=UK&amp;mask=metext</text:p>
          </table:table-cell>
          <table:table-cell table:number-columns-repeated="6"/>
          <table:table-cell table:style-name="ce12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2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number-columns-spanned="7" table:number-rows-spanned="1"/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>
            <text:p>31st March: <text:a xlink:href="http://www.jobs.ac.uk/job/ANB021/research-fellow/" xlink:type="simple">http://www.jobs.ac.uk/job/ANB021/research-fellow/</text:a></text:p>
          </table:table-cell>
          <table: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2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</table:table-row>
        <table:table-row table:style-name="ro1">
          <table:covered-table-cell/>
          <table:table-cell table:style-name="ce4" office:value-type="string" calcext:value-type="string" table:number-columns-spanned="7" table:number-rows-spanned="1">
            <text:p>Email ncas re certificates and interview plan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1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2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2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2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2"/>
          <table:table-cell table:style-name="ce12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2" table:number-columns-spanned="7" table:number-rows-spanned="1"/>
          <table:covered-table-cell table:number-columns-repeated="6" table:style-name="ce12"/>
          <table:table-cell table:style-name="ce8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3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office:value-type="string" calcext:value-type="string">
            <text:p>Make cv maker into package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office:value-type="string" calcext:value-type="string">
            <text:p>Make scholar grab into package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4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9:56:21.23037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17T07:20:43.888781195</dc:date>
    <dc:creator>Douglas Kelley</dc:creator>
    <meta:editing-duration>P14DT12H30S</meta:editing-duration>
    <meta:editing-cycles>46</meta:editing-cycles>
    <meta:generator>LibreOffice/4.4.6.3$Linux_X86_64 LibreOffice_project/40m0$Build-3</meta:generator>
    <meta:document-statistic meta:table-count="2" meta:cell-count="36" meta:object-count="0"/>
  </office:meta>
</office:document-meta>
</file>